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ohit Gurmukhi" svg:font-family="'Lohit Gurmukhi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roid Sans Fallback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i.ibb.co/hBdS6dn/K1.gif</text:p>
      <text:p text:style-name="P1">https://i.ibb.co/025pYv4/K2.gif</text:p>
      <text:p text:style-name="P1">https://i.ibb.co/6ZkKvjg/K3.gif</text:p>
      <text:p text:style-name="P1">https://i.ibb.co/Vjq5rkX/K4.gif</text:p>
      <text:p text:style-name="P1">https://i.ibb.co/sJkMf1X/K5.gif</text:p>
      <text:p text:style-name="P1">https://i.ibb.co/xY1jcd1/K6.gif</text:p>
      <text:p text:style-name="P1">https://i.ibb.co/7vSvRnv/K7.gif</text:p>
      <text:p text:style-name="P1">https://i.ibb.co/fvFwCq6/K8.gi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ndas" svg:font-family="Chandas" style:font-pitch="variable"/>
    <style:font-face style:name="Lohit Gurmukhi" svg:font-family="'Lohit Gurmukhi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06:05:49.477446359</meta:creation-date>
    <dc:date>2022-09-14T07:31:09.314968095</dc:date>
    <meta:editing-duration>PT1H25M2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8" meta:character-count="248" meta:non-whitespace-character-count="248"/>
  </office:meta>
</office:document-meta>
</file>